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45cm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ers</text:p>
      <text:p text:style-name="P2"/>
      <text:p text:style-name="P2">Structure of Classes</text:p>
      <text:p text:style-name="P2"/>
      <text:p text:style-name="P2"/>
      <text:p text:style-name="P3"><draw:rect text:anchor-type="paragraph" draw:z-index="5" draw:style-name="gr1" draw:text-style-name="P4" svg:width="4.181cm" svg:height="1.641cm" svg:x="1.263cm" svg:y="2.29cm"><text:p text:style-name="P4">FormHelper</text:p></draw:rect><draw:rect text:anchor-type="paragraph" draw:z-index="6" draw:style-name="gr1" draw:text-style-name="P4" svg:width="4.181cm" svg:height="1.641cm" svg:x="11.624cm" svg:y="2.279cm"><text:p text:style-name="P4">ListHelper</text:p></draw:rect><text:tab/>Default Controllers</text:p>
      <text:p text:style-name="P2"><draw:line text:anchor-type="paragraph" draw:z-index="3" draw:style-name="gr2" draw:text-style-name="P4" svg:x1="0.517cm" svg:y1="-0.817cm" svg:x2="16.418cm" svg:y2="-0.817cm"><text:p/></draw:line></text:p>
      <text:p text:style-name="P2"><draw:rect text:anchor-type="paragraph" draw:z-index="1" draw:style-name="gr1" draw:text-style-name="P4" svg:width="4.181cm" svg:height="1.641cm" svg:x="6.496cm" svg:y="4.189cm"><text:p text:style-name="P4">IndexController</text:p></draw:rect><draw:rect text:anchor-type="paragraph" draw:z-index="0" draw:style-name="gr1" draw:text-style-name="P4" svg:width="4.181cm" svg:height="1.641cm" svg:x="6.443cm" svg:y="-0.684cm"><text:p text:style-name="P4">IndexController</text:p></draw:rect></text:p>
      <text:p text:style-name="P2"><draw:line text:anchor-type="paragraph" draw:z-index="4" draw:style-name="gr3" draw:text-style-name="P4" svg:x1="8.613cm" svg:y1="3.702cm" svg:x2="8.613cm" svg:y2="0.469cm"><text:p/></draw:line></text:p>
      <text:p text:style-name="P2"/>
      <text:p text:style-name="P2"><text:tab/></text:p>
      <text:p text:style-name="P2"/>
      <text:p text:style-name="P2"/>
      <text:p text:style-name="P2"/>
      <text:p text:style-name="P2"><draw:line text:anchor-type="paragraph" draw:z-index="2" draw:style-name="gr2" draw:text-style-name="P4" svg:x1="0.305cm" svg:y1="0.115cm" svg:x2="16.206cm" svg:y2="0.115cm"><text:p/></draw:line></text:p>
      <text:p text:style-name="P3"><text:tab/>Project Controllers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Since in the phprojekt we have 3 separated views we use the IndexController for make all the views.</text:p>
      <text:p text:style-name="P5"/>
      <text:p text:style-name="P5">So, the indexController have all the functions actions for draw the list, tree and form views.</text:p>
      <text:p text:style-name="P5"/>
      <text:p text:style-name="P5">For extend the controllers for all the modules, the IndexController of each module must be and extension of the Default IndexController</text:p>
      <text:p text:style-name="P5"/>
      <text:p text:style-name="P5">The IndexController can use the Helpers ListView and FormView for make some special functions with the data before show it, like example, sort or draw form inputs.</text:p>
      <text:p text:style-name="P5"/>
      <text:p text:style-name="P5">The IndexController use the Model class of the module for do the real job, like example the save.</text:p>
      <text:p text:style-name="P5">Since the <text:s/>Project/Model/Project.php is an ActiveRecord, the save is do it by the Project itself. If the process return an exception, the IndexControlelr with catch it and show the error.</text:p>
      <text:p text:style-name="P5"/>
      <text:p text:style-name="P5">There are some function that use the IndexController for draw the views:</text:p>
      <text:p text:style-name="P5"/>
      <text:p text:style-name="P5">setListView() <text:s text:c="3"/>-&gt; Generate the list view only one time, and using the data['listData'] fields.</text:p>
      <text:p text:style-name="P5">setFormView() -&gt; Generate the form view only one time, and using the data['formData'] fields.</text:p>
      <text:p text:style-name="P5">setTreeView() <text:s text:c="2"/>-&gt; Generate the tree view only one time.</text:p>
      <text:p text:style-name="P5"/>
      <text:p text:style-name="P5">generateOutput() -&gt; Generate all the viws that are not already generated.</text:p>
      <text:p text:style-name="P5"/>
      <text:p text:style-name="P5">_render(template) -&gt; Do the render for and specific template and return the output.</text:p>
      <text:p text:style-name="P5"/>
      <text:p text:style-name="P5">render('index') -&gt; Make the default render that contain all the others.</text:p>
      <text:p text:style-name="P5"/>
      <text:p text:style-name="P5">The Default IndexController have a function structure like this:</text:p>
      <text:p text:style-name="P6"><text:s text:c="4"/>public function addFilterAction()</text:p>
      <text:p text:style-name="P6"><text:s text:c="4"/>{</text:p>
      <text:p text:style-name="P6"><text:s text:c="8"/>$this-&gt;setListView();</text:p>
      <text:p text:style-name="P6"><text:s text:c="8"/>$this-&gt;message = 'Filter Added';</text:p>
      <text:p text:style-name="P6"><text:s text:c="8"/>$this-&gt;generateOutput();</text:p>
      <text:p text:style-name="P6"><text:s text:c="8"/>$this-&gt;render('index');</text:p>
      <text:p text:style-name="P6"><text:s text:c="4"/>}</text:p>
      <text:p text:style-name="P6"/>
      <text:p text:style-name="P5">Since in the Project module, the Indexcontroller are an extension of the Default controller, if you want make another action, just rewrite the function like this:</text:p>
      <text:p text:style-name="P6"/>
      <text:p text:style-name="P6"><text:s text:c="4"/>public function addFilterAction()</text:p>
      <text:p text:style-name="P6"><text:s text:c="4"/>{</text:p>
      <text:p text:style-name="P6"><text:s text:c="8"/>---Your code --</text:p>
      <text:p text:style-name="P6"/>
      <text:p text:style-name="P6"><text:s text:c="8"/>$this-&gt;generateOutput();</text:p>
      <text:p text:style-name="P6"><text:s text:c="8"/>$this-&gt;render('index');</text:p>
      <text:p text:style-name="P6"><text:s text:c="4"/>}</text:p>
      <text:p text:style-name="P6"/>
      <text:p text:style-name="P5">The same for the Form actions.</text:p>
      <text:p text:style-name="P5"/>
      <text:p text:style-name="P5">If you want to add some special view in some module, you only need to extend the IndexController of this module and redefine the function generateOuput adding the new view.</text:p>
      <text:p text:style-name="P5">(And of course is there are a new part of the template, you can change it in index.tpl)</text:p>
      <text:p text:style-name="P5"/>
      <text:p text:style-name="P5">The form view are dinamic too, the number of columns for show the form are 2 by default, but if you want a module with like example. 3 columns, you only need to change the var in the indexController of the module like this:</text:p>
      <text:p text:style-name="P5"/>
      <text:p text:style-name="P6">public $_formColumns <text:s/>= 3;</text:p>
      <text:p text:style-name="P5"/>
      <text:p text:style-name="P5">Since there is one controller for all the options, is not needed the controller in the URL, so we use the url like module/action/params</text:p>
      <text:p text:style-name="P5">Where params can be /id/5 =&gt; id = 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mplates</text:p>
      <text:p text:style-name="P5"/>
      <text:p text:style-name="P2">Structures</text:p>
      <text:p text:style-name="P2"/>
      <text:p text:style-name="P2"/>
      <text:p text:style-name="P2"><draw:line text:anchor-type="paragraph" draw:z-index="10" draw:style-name="gr2" draw:text-style-name="P4" svg:x1="0.517cm" svg:y1="6.184cm" svg:x2="16.418cm" svg:y2="6.184cm"><text:p/></draw:line><draw:line text:anchor-type="paragraph" draw:z-index="11" draw:style-name="gr2" draw:text-style-name="P4" svg:x1="0.517cm" svg:y1="0.183cm" svg:x2="16.418cm" svg:y2="0.183cm"><text:p/></draw:line></text:p>
      <text:p text:style-name="P3"><text:tab/>Default</text:p>
      <text:p text:style-name="P2"><draw:rect text:anchor-type="paragraph" draw:z-index="7" draw:style-name="gr1" draw:text-style-name="P4" svg:width="4.181cm" svg:height="1.641cm" svg:x="8.962cm" svg:y="0.236cm"><text:p text:style-name="P4">index.tpl</text:p></draw:rect></text:p>
      <text:p text:style-name="P2"/>
      <text:p text:style-name="P2"/>
      <text:p text:style-name="P2"><draw:line text:anchor-type="paragraph" draw:z-index="18" draw:style-name="gr4" draw:text-style-name="P4" svg:x1="11.047cm" svg:y1="4.433cm" svg:x2="11.047cm" svg:y2="0.247cm"><text:p/></draw:line></text:p>
      <text:p text:style-name="P2"/>
      <text:p text:style-name="P2"><draw:rect text:anchor-type="paragraph" draw:z-index="8" draw:style-name="gr1" draw:text-style-name="P4" svg:width="4.181cm" svg:height="1.641cm" svg:x="1.263cm" svg:y="0.242cm"><text:p text:style-name="P4">tree.tpl</text:p></draw:rect><draw:rect text:anchor-type="paragraph" draw:z-index="9" draw:style-name="gr1" draw:text-style-name="P4" svg:width="4.181cm" svg:height="1.641cm" svg:x="11.624cm" svg:y="0.242cm"><text:p text:style-name="P4">form.tpl</text:p></draw:rect><draw:rect text:anchor-type="paragraph" draw:z-index="12" draw:style-name="gr1" draw:text-style-name="P4" svg:width="4.181cm" svg:height="1.641cm" svg:x="6.348cm" svg:y="0.242cm"><text:p text:style-name="P4">list.tpl</text:p></draw:rect></text:p>
      <text:p text:style-name="P2"/>
      <text:p text:style-name="P2"/>
      <text:p text:style-name="P2"><draw:line text:anchor-type="paragraph" draw:z-index="17" draw:style-name="gr5" draw:text-style-name="P4" svg:x1="3.321cm" svg:y1="0.422cm" svg:x2="3.321cm" svg:y2="4.216cm"><text:p/></draw:line><draw:line text:anchor-type="paragraph" draw:z-index="19" draw:style-name="gr5" draw:text-style-name="P4" svg:x1="8.481cm" svg:y1="0.422cm" svg:x2="8.481cm" svg:y2="4.216cm"><text:p/></draw:line><draw:line text:anchor-type="paragraph" draw:z-index="20" draw:style-name="gr5" draw:text-style-name="P4" svg:x1="13.72cm" svg:y1="0.422cm" svg:x2="13.72cm" svg:y2="4.216cm"><text:p/></draw:line></text:p>
      <text:p text:style-name="P2"/>
      <text:p text:style-name="P2"><draw:rect text:anchor-type="paragraph" draw:z-index="16" draw:style-name="gr1" draw:text-style-name="P4" svg:width="4.181cm" svg:height="1.641cm" svg:x="6.348cm" svg:y="3.242cm"><text:p text:style-name="P4">list.tpl</text:p></draw:rect><draw:rect text:anchor-type="paragraph" draw:z-index="15" draw:style-name="gr1" draw:text-style-name="P4" svg:width="4.181cm" svg:height="1.641cm" svg:x="11.624cm" svg:y="3.242cm"><text:p text:style-name="P4">form.tpl</text:p></draw:rect><draw:rect text:anchor-type="paragraph" draw:z-index="14" draw:style-name="gr1" draw:text-style-name="P4" svg:width="4.181cm" svg:height="1.641cm" svg:x="1.263cm" svg:y="3.242cm"><text:p text:style-name="P4">tree.tpl</text:p></draw:rect></text:p>
      <text:p text:style-name="P3"><text:tab/>Project</text:p>
      <text:p text:style-name="P2"><draw:rect text:anchor-type="paragraph" draw:z-index="13" draw:style-name="gr1" draw:text-style-name="P4" svg:width="4.181cm" svg:height="1.641cm" svg:x="9.015cm" svg:y="0.051cm"><text:p text:style-name="P4">index.tpl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he Default index.tpl have the structure of the site, and 3 vars, treeVie, formView and listView</text:p>
      <text:p text:style-name="P5">Each view contain the data of the other templates like:</text:p>
      <text:p text:style-name="P5">treeView <text:tab/>=&gt; tree.tpl</text:p>
      <text:p text:style-name="P5">formView <text:tab/>=&gt; form.tpl</text:p>
      <text:p text:style-name="P5">listView <text:tab/>=&gt; list.tpl</text:p>
      <text:p text:style-name="P5"/>
      <text:p text:style-name="P5">The templates of the modules have the same structure, and if you want to use the same template, just put for example in the list.tpl:</text:p>
      <text:p text:style-name="P6">{include file="../../../Default/Views/scripts/list.tpl"}</text:p>
      <text:p text:style-name="P5">So you will use the same list.tpl as the Default module.</text:p>
      <text:p text:style-name="P5">If you want to change the form view for a module, just make other list.tpl.</text:p>
      <text:p text:style-name="P5"/>
      <text:p text:style-name="P5">The same for the form template.</text:p>
      <text:p text:style-name="P5">And if you want to get other structure for the moduel, just change the index.tpl, if not, use the default:</text:p>
      <text:p text:style-name="P6">{include file="../../../Default/Views/scripts/index.tpl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Gustavo Solt</meta:initial-creator>
    <meta:creation-date>2007-07-23T10:06:05</meta:creation-date>
    <dc:creator>Gustavo Solt</dc:creator>
    <dc:date>2007-07-30T11:48:20</dc:date>
    <dc:language>en-US</dc:language>
    <meta:editing-cycles>13</meta:editing-cycles>
    <meta:editing-duration>PT5H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6" meta:word-count="541" meta:character-count="3400"/>
  </office:meta>
</office:document-meta>
</file>